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7.63mm"/>
    </style:style>
    <style:style style:name="co3" style:family="table-column">
      <style:table-column-properties fo:break-before="auto" style:column-width="92.85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69.97mm"/>
    </style:style>
    <style:style style:name="co6" style:family="table-column">
      <style:table-column-properties fo:break-before="auto" style:column-width="53.64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63mm" fo:break-before="auto" style:use-optimal-row-height="true"/>
    </style:style>
    <style:style style:name="ro6" style:family="table-row">
      <style:table-row-properties style:row-height="15.79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81d41a" fo:border="0.06pt solid #000000"/>
      <style:text-properties style:font-name="Times New Roman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 Case Severity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est Case Type</text:p>
          </table:table-cell>
          <table:table-cell table:style-name="ce2" office:value-type="string" calcext:value-type="string">
            <text:p>Comments</text:p>
          </table:table-cell>
          <table:table-cell table:style-name="ce4" table:number-columns-repeated="1015"/>
        </table:table-row>
        <table:table-row table:style-name="ro2">
          <table:table-cell/>
          <table:table-cell office:value-type="string" calcext:value-type="string">
            <text:p>ServceConfig.copyTripsConfig" : {</text:p>
            <text:p>"daysToCheck" : 0,</text:p>
            <text:p>"loginToLogout" : false,</text:p>
            <text:p>"emailList" :[</text:p>
            <text:p>keerti.savakar@mtap.in</text:p>
            <text:p/>
            <text:p>], </text:p>
            <text:p>"loginWindow" : 120,</text:p>
            <text:p>"logoutWindow" : 60</text:p>
            <text:p>}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heck login trip is getting coping or not before login window time and yesterday for same time  trip should be there then same trip should copy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eck same above if yesterday trip is not there then email should trigger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fter copying email should trigger to admin</text:p>
            <text:p/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heck logout trip is coping or not before logout window and based on</text:p>
            <text:p><text:span text:style-name="T1">LoginToLogout : true logout trip get copied from today login trip</text:span></text:p>
            <text:p/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e above case loginToLogout:false then logout trip should copy from </text:p>
            <text:p>Yesterday logout trip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eck email is triggering or not when logout trip not copied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<text:span text:style-name="T1">Check based on daysToCheck trips are copying or not</text:span>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eck once copied trip, escort is adding or not 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f employee nodal changed then check how trip is copying</text:p>
            <text:p/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heck trip marked as owntransport in trip and after copying it should not </text:p>
            <text:p>Be owntransport </text:p>
            <text:p/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hen copying trip if vehicle clash is happening then trip should copy as undeployed</text:p>
            <text:p/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In login trip 2 employee are there and for next day both employee roster </text:p>
            <text:p>Timings are different then for 2<text:span text:style-name="T2">nd</text:span> employee will be unassigned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For today trip already there and check after copying is it overriding</text:p>
            <text:p/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ogin trip is created from home and logout trip timings are falling for nodal </text:p>
            <text:p>Then trip is copying as it is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ame above case but vice versa</text:p>
            <text:p/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When copying trip if vehicle/driver is inactive then trip should copy as undeployed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eck auto copying happening for other site also based on config</text:p>
            <text:p/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eck employee clash (rare case)</text:p>
            <text:p/>
          </table:table-cell>
          <table:table-cell table:number-columns-repeated="1022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3:41:06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0-03-26T11:09:41.477000000</dc:date>
    <meta:editing-duration>PT35M2S</meta:editing-duration>
    <meta:editing-cycles>4</meta:editing-cycles>
    <meta:document-statistic meta:table-count="1" meta:cell-count="27" meta:object-count="0"/>
  </office:meta>
</office:document-meta>
</file>